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 svg:font-family="'Times New Roman'" style:font-family-generic="roman"/>
    <style:font-face style:name="Arial1" svg:font-family="Arial"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line-height="200%" fo:text-align="center" style:justify-single-word="false" fo:text-indent="0.5in" style:auto-text-indent="false"/>
      <style:text-properties officeooo:rsid="00114c1e" officeooo:paragraph-rsid="00114c1e"/>
    </style:style>
    <style:style style:name="P2" style:family="paragraph" style:parent-style-name="Standard">
      <style:paragraph-properties fo:margin-left="0in" fo:margin-right="0in" fo:line-height="200%" fo:text-align="center" style:justify-single-word="false" fo:text-indent="0.5in" style:auto-text-indent="false"/>
      <style:text-properties fo:font-style="italic" fo:font-weight="bold" officeooo:rsid="00114c1e" officeooo:paragraph-rsid="00114c1e" style:font-style-asian="italic" style:font-weight-asian="bold" style:font-style-complex="italic" style:font-weight-complex="bold"/>
    </style:style>
    <style:style style:name="P3" style:family="paragraph" style:parent-style-name="Standard">
      <style:paragraph-properties fo:margin-left="0in" fo:margin-right="0in" fo:line-height="200%" fo:text-align="start" style:justify-single-word="false" fo:text-indent="0.5in" style:auto-text-indent="false"/>
      <style:text-properties fo:font-style="normal" fo:font-weight="normal" officeooo:rsid="00114c1e" officeooo:paragraph-rsid="00114c1e"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 My Job – Proverbs 22:6</text:p>
      <text:p text:style-name="P2">Train up a child in the way he should go,</text:p>
      <text:p text:style-name="P2"><text:s text:c="4"/>and when he is old he will not depart from it.</text:p>
      <text:p text:style-name="P3"/>
      <text:p text:style-name="P3">What is our job as parents? Is our job simply to watch as life passes by and watch our children grow? Is this watching simply something we do from afar, even if we are in the same household? Do we watch our children getting formed by other things besides the Word of God?</text:p>
      <text:p text:style-name="P3">A conversation broke out at work between three women this week at work. The conversation was about teaching children. The ladies were perplexed, and upset that they were teaching their children. They said it is the schools job to teach our children, not us. It is the teachers responsibility to make sure our children can read, write and spell not ours. </text:p>
      <text:p text:style-name="P3">As I was listening I was appalled. I went to speak up, but I was told by the Lord to stay silent. So I just walked away. The truth is, it is our job to teach our children. It is our job to make sure that the can read, write and spell. It is our job to make sure we, as proverbs says “train our children up”. I still do not know why I was told to remain silent. Maybe it is because it would have been a frivolous argument against three people who are of the world. I cannot expect them to think and act the way I do, but I was still saddened.</text:p>
      <text:p text:style-name="P3">In a school system your children are taught what the world wants them to be taught. In a school system the morals that they teach are usually not the same morals that we have. It is our job to make sure we instill these morals and beliefs in our children before, during and even after they are at school. Teaching does not end with adulthood. It simply begins anew to help teach other generations who our God is. </text:p>
      <text:p text:style-name="P3">Let us not despair with the extra time we have with our children. Let us continue to teach them about Jesus Christ, and I promise they will never forget it.</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 svg:font-family="'Times New Roman'" style:font-family-generic="roman"/>
    <style:font-face style:name="Arial1" svg:font-family="Arial"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6T19:30:58.555000000</meta:creation-date>
    <dc:title>default</dc:title>
    <meta:editing-duration>PT10M8S</meta:editing-duration>
    <meta:editing-cycles>2</meta:editing-cycles>
    <meta:generator>LibreOffice/6.4.3.2$Windows_X86_64 LibreOffice_project/747b5d0ebf89f41c860ec2a39efd7cb15b54f2d8</meta:generator>
    <meta:initial-creator>Christopher Lorenzo</meta:initial-creator>
    <dc:date>2020-05-16T19:41:06.081000000</dc:date>
    <dc:creator>Christopher Lorenzo</dc:creator>
    <meta:document-statistic meta:table-count="0" meta:image-count="0" meta:object-count="0" meta:page-count="1" meta:paragraph-count="8" meta:word-count="363" meta:character-count="1852" meta:non-whitespace-character-count="1490"/>
    <meta:template xlink:type="simple" xlink:actuate="onRequest" xlink:title="default" xlink:href="file:///C:/Users/czo13/AppData/Roaming/LibreOffice/4/user/template/default.ott" meta:date="2020-05-16T19:30:57.891000000"/>
  </office:meta>
</office:document-meta>
</file>